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officeooo:paragraph-rsid="0025d5f4" style:font-size-asian="12pt" style:font-size-complex="12pt"/>
    </style:style>
    <style:style style:name="P9" style:family="paragraph" style:parent-style-name="Preformatted_20_Text">
      <style:text-properties style:font-name="Times New Roman" fo:font-size="12pt" officeooo:paragraph-rsid="0025d5f4" style:font-size-asian="12pt" style:font-size-complex="12pt"/>
    </style:style>
    <style:style style:name="P10" style:family="paragraph" style:parent-style-name="Preformatted_20_Text">
      <style:paragraph-properties fo:margin-top="0cm" fo:margin-bottom="0.499cm" style:contextual-spacing="false"/>
      <style:text-properties style:font-name="Times New Roman" fo:font-size="12pt" officeooo:paragraph-rsid="002785dc" style:font-size-asian="12pt" style:font-size-complex="12pt"/>
    </style:style>
    <style:style style:name="P11" style:family="paragraph" style:parent-style-name="Preformatted_20_Text">
      <style:paragraph-properties fo:margin-top="0cm" fo:margin-bottom="0.499cm" style:contextual-spacing="false"/>
      <style:text-properties style:font-name="Times New Roman" fo:font-size="12pt" fo:font-weight="bold" officeooo:rsid="0025d5f4" officeooo:paragraph-rsid="0025d5f4" style:font-size-asian="12pt" style:font-weight-asian="bold" style:font-size-complex="12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Text_20_body">
      <style:paragraph-properties fo:text-align="start" style:justify-single-word="false"/>
      <style:text-properties style:font-name="Times New Roman" fo:font-size="12pt" fo:font-weight="bold" officeooo:rsid="0023ff36" officeooo:paragraph-rsid="0023ff36" style:font-size-asian="12pt" style:font-weight-asian="bold" style:font-size-complex="12pt" style:font-weight-complex="bold"/>
    </style:style>
    <style:style style:name="P14" style:family="paragraph" style:parent-style-name="Text_20_body">
      <style:text-properties style:font-name="Times New Roman" fo:font-size="12pt" fo:font-weight="bold" officeooo:rsid="0025d5f4" officeooo:paragraph-rsid="0025d5f4" style:font-size-asian="12pt" style:font-weight-asian="bold" style:font-size-complex="12pt" style:font-weight-complex="bold"/>
    </style:style>
    <style:style style:name="P15" style:family="paragraph" style:parent-style-name="Text_20_body">
      <style:paragraph-properties fo:margin-top="0cm" fo:margin-bottom="0.499cm" style:contextual-spacing="false"/>
      <style:text-properties style:font-name="Times New Roman" fo:font-size="12pt" fo:font-weight="bold" officeooo:rsid="0025d5f4" officeooo:paragraph-rsid="0025d5f4" style:font-size-asian="12pt" style:font-weight-asian="bold" style:font-size-complex="12pt"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8" style:family="paragraph" style:parent-style-name="Text_20_body">
      <style:paragraph-properties fo:text-align="start" style:justify-single-word="false"/>
      <style:text-properties style:font-name="Times New Roman" fo:font-size="12pt" officeooo:rsid="0025d5f4" officeooo:paragraph-rsid="0025d5f4" style:font-size-asian="12pt" style:font-size-complex="12pt"/>
    </style:style>
    <style:style style:name="P19" style:family="paragraph" style:parent-style-name="Text_20_body">
      <style:text-properties style:font-name="Times New Roman" fo:font-size="12pt" officeooo:paragraph-rsid="0025d5f4" style:font-size-asian="12pt" style:font-size-complex="12pt"/>
    </style:style>
    <style:style style:name="P20" style:family="paragraph" style:parent-style-name="Text_20_body">
      <style:text-properties style:font-name="Times New Roman" fo:font-size="12pt" officeooo:paragraph-rsid="002785dc" style:font-size-asian="12pt" style:font-size-complex="12pt"/>
    </style:style>
    <style:style style:name="P21"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2"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3"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5d5f4" style:font-name-asian="Times New Roman1" style:font-name-complex="Times New Roman1"/>
    </style:style>
    <style:style style:name="T6" style:family="text">
      <style:text-properties fo:font-variant="normal" fo:text-transform="none" fo:color="#000000" loext:opacity="100%" fo:letter-spacing="normal" fo:font-style="normal" officeooo:rsid="002785dc"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8" style:family="text">
      <style:text-properties fo:font-variant="normal" fo:text-transform="none" fo:color="#263038" loext:opacity="100%" fo:letter-spacing="normal" fo:font-style="normal" fo:font-weight="bold" officeooo:rsid="001b956a" style:letter-kerning="true" fo:background-color="#ffffff" loext:char-shading-value="0" style:font-name-asian="Times New Roman1" style:font-weight-asian="bold" style:font-name-complex="Times New Roman1" style:font-weight-complex="bold"/>
    </style:style>
    <style:style style:name="T9" style:family="text">
      <style:text-properties fo:font-variant="normal" fo:text-transform="none" fo:color="#263038" loext:opacity="100%" fo:letter-spacing="normal" fo:font-style="normal" fo:font-weight="bold" officeooo:rsid="00209118" style:letter-kerning="true" fo:background-color="#ffffff" loext:char-shading-value="0" style:font-name-asian="Times New Roman1" style:font-weight-asian="bold" style:font-name-complex="Times New Roman1" style:font-weight-complex="bold"/>
    </style:style>
    <style:style style:name="T10" style:family="text">
      <style:text-properties fo:font-variant="normal" fo:text-transform="none" style:use-window-font-color="true" loext:opacity="0%" fo:letter-spacing="normal" fo:font-style="normal" fo:font-weight="bold" style:letter-kerning="true" fo:background-color="#ffffff" loext:char-shading-value="0" style:font-name-asian="Times New Roman1" style:font-weight-asian="bold" style:font-name-complex="Times New Roman1" style:font-weight-complex="bold"/>
    </style:style>
    <style:style style:name="T11" style:family="text">
      <style:text-properties fo:font-variant="normal" fo:text-transform="none" style:use-window-font-color="true" loext:opacity="0%" fo:letter-spacing="normal" fo:font-style="normal" fo:font-weight="bold" officeooo:rsid="00209118" style:letter-kerning="true" fo:background-color="#ffffff" loext:char-shading-value="0" style:font-name-asian="Times New Roman1" style:font-weight-asian="bold" style:font-name-complex="Times New Roman1" style:font-weight-complex="bold"/>
    </style:style>
    <style:style style:name="T12" style:family="text">
      <style:text-properties fo:font-variant="normal" fo:text-transform="none" style:use-window-font-color="true" loext:opacity="0%" fo:letter-spacing="normal" fo:font-style="normal" style:letter-kerning="true" fo:background-color="#ffffff" loext:char-shading-value="0" style:font-name-asian="Times New Roman1" style:font-name-complex="Times New Roman1"/>
    </style:style>
    <style:style style:name="T13" style:family="text">
      <style:text-properties style:use-window-font-color="true" loext:opacity="0%" fo:letter-spacing="normal" fo:font-weight="normal" officeooo:rsid="0023ff36" style:letter-kerning="true" fo:background-color="#ffffff" loext:char-shading-value="0" style:font-weight-asian="normal"/>
    </style:style>
    <style:style style:name="T14" style:family="text">
      <style:text-properties style:use-window-font-color="true" loext:opacity="0%" fo:letter-spacing="normal" fo:font-weight="bold" style:letter-kerning="true" style:font-weight-asian="bold"/>
    </style:style>
    <style:style style:name="T15" style:family="text">
      <style:text-properties style:use-window-font-color="true" loext:opacity="0%" fo:letter-spacing="normal" fo:font-weight="bold" style:letter-kerning="true" style:font-size-asian="12pt" style:font-weight-asian="bold" style:font-size-complex="12pt"/>
    </style:style>
    <style:style style:name="T16"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17" style:family="text">
      <style:text-properties style:font-name="CMTT10" fo:font-size="11pt"/>
    </style:style>
    <style:style style:name="T18" style:family="text">
      <style:text-properties fo:font-size="11pt"/>
    </style:style>
    <style:style style:name="T19" style:family="text">
      <style:text-properties style:font-name="SFTT1095"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E</text:span><text:span text:style-name="T3">xperiment No: </text:span><text:span text:style-name="T6">6</text:span></text:p>
      <text:p text:style-name="P13"><text:span text:style-name="T3">GSM </text:span><text:span text:style-name="T6">Encryption</text:span></text:p>
      <text:p text:style-name="P23"><text:span text:style-name="T7">Aim: </text:span><text:span text:style-name="T2">To write and execute a program to implement GSM authentication </text:span></text:p>
      <text:p text:style-name="P21">Theory: </text:p>
      <text:p text:style-name="P17">Encrypted voice and data communications between the MS and the network is accomplished by using the ciphering algorithm A5. Encrypted communication is initiated by a ciphering mode request command from the GSM network. Upon receipt of this command, the mobile station begins encryption and decryption of data using the ciphering algorithm (A5) and the ciphering key (Kc). </text:p>
      <text:p text:style-name="P16">The GSM A5/3 algorithm produces two 114-bit keystream strings, one of which is used for uplink encryption/decryption and the other for downlink encryption/decryption. </text:p>
      <text:p text:style-name="P19"><text:span text:style-name="T8">C</text:span><text:span text:style-name="T9">ode:</text:span></text:p>
      <text:p text:style-name="P18"><text:span text:style-name="T11">C</text:span><text:span text:style-name="T10">lient Program</text:span></text:p>
      <text:p text:style-name="P8"><text:span text:style-name="T12">import socket</text:span></text:p>
      <text:p text:style-name="P6">ki=181105010</text:p>
      <text:p text:style-name="P6">port = 12345</text:p>
      <text:p text:style-name="P7">s = socket.socket()</text:p>
      <text:p text:style-name="P6">def A8(RAND,ki):</text:p>
      <text:p text:style-name="P7"><text:s text:c="4"/>return (RAND^ki)%26</text:p>
      <text:p text:style-name="P6">def A5_encrypt(key,data):</text:p>
      <text:p text:style-name="P7"><text:s text:c="4"/>alphabet = [’a’, ’b’, ’c’, ’d’, ’e’, ’f’, ’g’, ’h’, ’i’, ’j’,’k’, ’l’, ’m’, ’n</text:p>
      <text:p text:style-name="P6"><text:s text:c="7"/>’, ’o’, ’p’, ’q’, ’r’, ’s’, ’t’, ’u’, ’v’, ’w’, ’x’, ’y’, ’z’]</text:p>
      <text:p text:style-name="P7"><text:s text:c="4"/>encrypted=""</text:p>
      <text:p text:style-name="P6"><text:s text:c="4"/>data=data.lower()</text:p>
      <text:p text:style-name="P7"><text:s text:c="4"/>for char in data:</text:p>
      <text:p text:style-name="P6"><text:s text:c="7"/>if char.isalpha():</text:p>
      <text:p text:style-name="P7"><text:s text:c="11"/>idx=(alphabet.index(char)+key)%26</text:p>
      <text:p text:style-name="P6">encrypted+=alphabet[idx]</text:p>
      <text:p text:style-name="P7"><text:s text:c="7"/>else:</text:p>
      <text:p text:style-name="P6"><text:s text:c="11"/>encrypted+=char</text:p>
      <text:p text:style-name="P7"><text:s text:c="4"/>return encrypted</text:p>
      <text:p text:style-name="P7">s.connect((’127.0.0.1’, port))</text:p>
      <text:p text:style-name="P6"><text:soft-page-break/>RAND=int(s.recv(1024).decode())</text:p>
      <text:p text:style-name="P6">data=input("Enter data to be sent: ")</text:p>
      <text:p text:style-name="P6">key=A8(RAND,ki)</text:p>
      <text:p text:style-name="P6">encrypted=A5_encrypt(key,data)</text:p>
      <text:p text:style-name="P7">print("sending encrypted message:",encrypted)</text:p>
      <text:p text:style-name="P7">s.send(encrypted.encode())</text:p>
      <text:p text:style-name="P16">s.close() </text:p>
      <text:p text:style-name="P14">Server Program</text:p>
      <text:p text:style-name="P9">import socket</text:p>
      <text:p text:style-name="P7">from random import randint</text:p>
      <text:p text:style-name="P6">maxBufSize=1000</text:p>
      <text:p text:style-name="P6">ki=181105010</text:p>
      <text:p text:style-name="P7">def A8(RAND,ki):</text:p>
      <text:p text:style-name="P7"><text:s text:c="4"/>return (RAND^ki)%26</text:p>
      <text:p text:style-name="P6">def A5_decrypt(key,data):</text:p>
      <text:p text:style-name="P7"><text:s text:c="4"/>alphabet = [’a’, ’b’, ’c’, ’d’, ’e’, ’f’, ’g’, ’h’, ’i’, ’j’,’k’, ’l’, ’m’, ’n</text:p>
      <text:p text:style-name="P6"><text:s text:c="7"/>’, ’o’, ’p’, ’q’, ’r’, ’s’, ’t’, ’u’, ’v’, ’w’, ’x’, ’y’, ’z’]</text:p>
      <text:p text:style-name="P7"><text:s text:c="4"/>decrypted=""</text:p>
      <text:p text:style-name="P6"><text:s text:c="4"/>data=data.lower()</text:p>
      <text:p text:style-name="P7"><text:s text:c="4"/>for char in data:</text:p>
      <text:p text:style-name="P6"><text:s text:c="7"/>if char.isalpha():</text:p>
      <text:p text:style-name="P6"><text:s text:c="11"/>idx=(alphabet.index(char)-key)%26</text:p>
      <text:p text:style-name="P7"><text:s text:c="11"/>decrypted+=alphabet[idx]</text:p>
      <text:p text:style-name="P6"><text:s text:c="7"/>else:</text:p>
      <text:p text:style-name="P7"><text:s text:c="11"/>decrypted+=char</text:p>
      <text:p text:style-name="P7"><text:s text:c="4"/>return decrypted</text:p>
      <text:p text:style-name="P6">s = socket.socket()</text:p>
      <text:p text:style-name="P7">print ("Socket successfully created")</text:p>
      <text:p text:style-name="P19">port = 12345 </text:p>
      <text:p text:style-name="P9">s.bind((’’, port))</text:p>
      <text:p text:style-name="P7">print ("socket binded to %s" %(port))</text:p>
      <text:p text:style-name="P6"><text:soft-page-break/>s.listen(5)</text:p>
      <text:p text:style-name="P7">print ("socket is listening")</text:p>
      <text:p text:style-name="P6">while True:</text:p>
      <text:p text:style-name="P6"><text:s text:c="4"/>c, addr = s.accept()</text:p>
      <text:p text:style-name="P6"><text:s text:c="4"/>print (’Got connection from’, addr )</text:p>
      <text:p text:style-name="P6"><text:s text:c="4"/>RAND=randint(1000,100000)</text:p>
      <text:p text:style-name="P6"><text:s text:c="4"/>print(RAND)</text:p>
      <text:p text:style-name="P7"><text:s text:c="4"/>c.send(str(RAND).encode())</text:p>
      <text:p text:style-name="P6"><text:s text:c="4"/>key=A8(RAND,ki)</text:p>
      <text:p text:style-name="P6"><text:s text:c="4"/>encrypted=c.recv(maxBufSize).decode()</text:p>
      <text:p text:style-name="P6"><text:s text:c="4"/>decrypted=A5_decrypt(key,encrypted)</text:p>
      <text:p text:style-name="P10"><text:s text:c="4"/>print("Recieved and decrypted message:\n",decrypted)</text:p>
      <text:p text:style-name="P10"><text:tab/>c.close() </text:p>
      <text:p text:style-name="P11">Output:</text:p>
      <text:p text:style-name="P15">Server output </text:p>
      <text:p text:style-name="P16">$ p server.py<text:line-break/>Socket successfully created<text:line-break/>socket binded to 12345<text:line-break/>socket is listening<text:line-break/>Got connection from (’127.0.0.1’, 54940) 61323<text:line-break/>Recieved and decrypted message: </text:p>
      <text:p text:style-name="P16">hello world </text:p>
      <text:p text:style-name="P14">Client output </text:p>
      <text:p text:style-name="P20">$ p client.py<text:line-break/>Enter data to be sent: hello world </text:p>
      <text:p text:style-name="P20">sending encrypted message: wtaad ldgas </text:p>
      <text:p text:style-name="P16"/>
      <text:p text:style-name="P14"/>
      <text:p text:style-name="P18"><text:span text:style-name="T10"/></text:p>
      <text:p text:style-name="P12"><text:span text:style-name="T14"/></text:p>
      <text:p text:style-name="P12"><text:span text:style-name="T14"/></text:p>
      <text:p text:style-name="P12"><text:span text:style-name="T14">Conclusion: </text:span><text:span text:style-name="T13">A program to implement and execute GSM Encryption was successfully written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05:55.698318628</dc:date>
    <meta:editing-duration>PT2H56M21S</meta:editing-duration>
    <meta:editing-cycles>32</meta:editing-cycles>
    <meta:generator>LibreOffice/7.3.1.3$MacOSX_AARCH64 LibreOffice_project/a69ca51ded25f3eefd52d7bf9a5fad8c90b87951</meta:generator>
    <meta:document-statistic meta:table-count="0" meta:image-count="0" meta:object-count="0" meta:page-count="3" meta:paragraph-count="82" meta:word-count="353" meta:character-count="2896" meta:non-whitespace-character-count="2430"/>
  </office:meta>
</office:document-meta>
</file>